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outline1">
      <style:graphic-properties fo:min-height="11.932cm"/>
    </style:style>
    <style:style style:name="pr5" style:family="presentation" style:parent-style-name="Default-notes">
      <style:graphic-properties draw:fill-color="#ffffff" fo:min-height="12.572cm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7.991cm" svg:height="16.26cm" svg:x="0cm" svg:y="0.837cm" presentation:class="subtitle" presentation:user-transformed="true">
          <draw:text-box>
            <text:p/>
            <text:p/>
            <text:p/>
            <text:p>Field Line Resonance in Two and a Half Dimensions</text:p>
            <text:p/>
            <text:p><text:span text:style-name="T1">Charles McEachern</text:span></text:p>
            <text:p><text:span text:style-name="T1"/></text:p>
            <text:p><text:span text:style-name="T1">Advisor: Bob Lysa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Birdcage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Motion in a Dipole Field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The Inner Magnetosphere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Wave-Particle Resonance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Alfvén Waves</text:p>
          </draw:text-box>
        </draw:frame>
        <draw:frame presentation:style-name="pr4" draw:layer="layout" svg:width="25.191cm" svg:height="12.182cm" svg:x="1.399cm" svg:y="4.91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Odd and Even Harmonics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Poloidal and Toroidal Polarization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Azimuthal Modenumber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Pc4 Pulsations and Giant Pulsations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Outline???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“Tuna Half” Dimensions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Coordinate Grid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Physical Parameter Profiles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Driving with Compression?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Driving with Current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Faraday's Law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Ampère's Law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Electron Inertial Effects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Coupling to the Atmosphere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Snapshots: Small Modenumber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Snapshots: Large Modenumber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Poloidal-to-Toroidal Rotation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Dayside Energy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Dayside Poloidal Contours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Dayside Toroidal Contours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Nightside Energy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Nightside Poloidal Contours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Nightside Toroidal Contours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Dayside Ground Signatures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Nightside Ground Signatures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Comparison to Observations... ?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Distribution of Usable Data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Event Selection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Distribution of Pc4 Events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Events by Mode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Summary and Conclusions</text:p>
          </draw:text-box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Empty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Empty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7T15:27:05.995459379</meta:creation-date>
    <dc:date>2016-04-17T16:45:15.429295604</dc:date>
    <meta:editing-duration>PT1H13M2S</meta:editing-duration>
    <meta:editing-cycles>11</meta:editing-cycles>
    <meta:generator>LibreOffice/4.2.8.2$Linux_X86_64 LibreOffice_project/420m0$Build-2</meta:generator>
    <meta:document-statistic meta:object-count="168"/>
  </office:meta>
</office:document-meta>
</file>